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1">
      <style:text-properties fo:font-size="20pt" fo:font-weight="bold" style:font-size-asian="17.5pt" style:font-weight-asian="bold" style:font-size-complex="20pt" style:font-weight-complex="bold"/>
    </style:style>
    <style:style style:name="P2" style:family="paragraph" style:parent-style-name="Heading_20_1">
      <style:text-properties fo:font-size="20pt" officeooo:paragraph-rsid="00039ae1" style:font-size-asian="17.5pt" style:font-size-complex="20pt"/>
    </style:style>
    <style:style style:name="P3" style:family="paragraph" style:parent-style-name="Heading_20_1">
      <style:text-properties fo:font-size="20pt" officeooo:paragraph-rsid="0004275a" style:font-size-asian="17.5pt" style:font-size-complex="20pt"/>
    </style:style>
    <style:style style:name="P4" style:family="paragraph" style:parent-style-name="Quotations" style:list-style-name="L4">
      <style:text-properties fo:font-size="11pt" style:font-size-asian="9.60000038146973pt" style:font-size-complex="11pt"/>
    </style:style>
    <style:style style:name="P5" style:family="paragraph" style:parent-style-name="Text_20_body">
      <style:paragraph-properties fo:margin-top="0.0398in" fo:margin-bottom="0.0398in" style:contextual-spacing="false" fo:line-height="138%" style:writing-mode="lr-tb"/>
      <style:text-properties officeooo:paragraph-rsid="0002a955"/>
    </style:style>
    <style:style style:name="P6" style:family="paragraph" style:parent-style-name="Text_20_body" style:list-style-name="L1">
      <style:text-properties fo:font-size="11pt" fo:font-weight="normal" officeooo:rsid="00039ae1" officeooo:paragraph-rsid="00039ae1" style:font-size-asian="9.60000038146973pt" style:font-weight-asian="normal" style:font-size-complex="11pt" style:font-weight-complex="normal"/>
    </style:style>
    <style:style style:name="P7" style:family="paragraph" style:parent-style-name="Text_20_body" style:list-style-name="L2">
      <style:text-properties fo:font-size="11pt" officeooo:rsid="0004c040" officeooo:paragraph-rsid="0004c040" style:font-size-asian="11pt" style:font-size-complex="11pt"/>
    </style:style>
    <style:style style:name="P8" style:family="paragraph" style:parent-style-name="Text_20_body" style:list-style-name="L3">
      <style:text-properties fo:font-size="11pt" officeooo:rsid="0004c040" officeooo:paragraph-rsid="0004c040" style:font-size-asian="11pt" style:font-size-complex="11pt"/>
    </style:style>
    <style:style style:name="P9" style:family="paragraph" style:parent-style-name="Text_20_body">
      <style:text-properties officeooo:rsid="0002a955" officeooo:paragraph-rsid="0002a955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2a955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39ae1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officeooo:rsid="0002a955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officeooo:rsid="0004275a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bold" officeooo:rsid="00039ae1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bold" officeooo:rsid="0004275a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bold" style:text-blinking="false" fo:background-color="transparent" loext:char-shading-value="0" style:font-size-asian="16pt" style:font-weight-asian="bold" style:font-size-complex="16pt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bold" officeooo:rsid="00039ae1" style:text-blinking="false" fo:background-color="transparent" loext:char-shading-value="0" style:font-size-asian="16pt" style:font-weight-asian="bold" style:font-size-complex="16pt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bold" officeooo:rsid="0004275a" style:text-blinking="false" fo:background-color="transparent" loext:char-shading-value="0" style:font-size-asian="16pt" style:font-weight-asian="bold" style:font-size-complex="16pt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officeooo:rsid="0004275a" style:text-blinking="false" fo:background-color="transparent" loext:char-shading-value="0" style:font-size-asian="16pt" style:font-size-complex="16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 text:name="docs-internal-guid-9e455505-7fff-753b-f396-c8d07db4a697"/>LAMP Installation Guide</text:p>
      <text:p text:style-name="P5"><text:span text:style-name="T1">This guide is intended to make you able to install LAMP </text:span><text:span text:style-name="T2">on Ubuntu (or other Debian based Linux Distros and Servers, </text:span><text:span text:style-name="T3">with</text:span><text:span text:style-name="T2"> apt package manager).</text:span></text:p>
      <text:h text:style-name="P1" text:outline-level="1"><text:span text:style-name="T5">I</text:span><text:span text:style-name="T4">ntroduction</text:span></text:h>
      <text:p text:style-name="P9"><text:span text:style-name="T1">LAMP Stack consists of a group of open-source software used to host dynamic websites and web apps on a server. </text:span><text:span text:style-name="T3">LAMP stands for Linux, Apache, MySQL, PHP. Installing all of them will make the LAMP Stack.</text:span></text:p>
      <text:h text:style-name="P2" text:outline-level="1"><text:span text:style-name="T7">Prerequisites</text:span></text:h>
      <text:list xml:id="list1498416040" text:style-name="L1">
        <text:list-item>
          <text:p text:style-name="P6"><text:span text:style-name="T4">Ubuntu (or other Debian based Linux distro or server, with apt package manager)</text:span></text:p>
        </text:list-item>
        <text:list-item>
          <text:p text:style-name="P6"><text:span text:style-name="T4">UFW Firewall (Enabled)</text:span></text:p>
        </text:list-item>
        <text:list-item>
          <text:p text:style-name="P6"><text:span text:style-name="T4">Non root user account (with sudo permission)</text:span></text:p>
        </text:list-item>
      </text:list>
      <text:h text:style-name="P3" text:outline-level="1"><text:span text:style-name="T8">Steps</text:span></text:h>
      <text:h text:style-name="Heading_20_2" text:outline-level="2"><text:span text:style-name="T6">I</text:span><text:span text:style-name="T4">nstalling Apache</text:span></text:h>
      <text:list xml:id="list1056391906" text:style-name="L2">
        <text:list-item>
          <text:p text:style-name="P7"><text:span text:style-name="T4">Update your apt repository cache.</text:span></text:p>
        </text:list-item>
      </text:list>
      <text:p text:style-name="Quotations">sudo apt update</text:p>
      <text:list xml:id="list1240846085" text:style-name="L3">
        <text:list-item>
          <text:p text:style-name="P8"><text:span text:style-name="T4">Install Apache.</text:span></text:p>
        </text:list-item>
      </text:list>
      <text:p text:style-name="Quotations">sudo apt install apache2</text:p>
      <text:list xml:id="list3099540617" text:style-name="L4"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0T09:54:25.839891331</meta:creation-date>
    <dc:date>2022-08-10T10:17:26.363894028</dc:date>
    <meta:editing-duration>PT12M8S</meta:editing-duration>
    <meta:editing-cycles>5</meta:editing-cycles>
    <meta:generator>LibreOffice/7.3.5.2$Linux_X86_64 LibreOffice_project/30$Build-2</meta:generator>
    <meta:document-statistic meta:table-count="0" meta:image-count="0" meta:object-count="0" meta:page-count="1" meta:paragraph-count="15" meta:word-count="112" meta:character-count="652" meta:non-whitespace-character-count="560"/>
  </office:meta>
</office:document-meta>
</file>